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2.6327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9228in"/>
    </style:style>
    <style:style style:name="co8" style:family="table-column">
      <style:table-column-properties fo:break-before="auto" style:column-width="1.7063in"/>
    </style:style>
    <style:style style:name="co9" style:family="table-column">
      <style:table-column-properties fo:break-before="auto" style:column-width="4.857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2362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1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transparent" fo:border="0.74pt solid #000000" style:vertical-align="middle"/>
      <style:text-properties style:font-name="Liberation Sans"/>
    </style:style>
    <style:style style:name="ce17" style:family="table-cell" style:parent-style-name="Default">
      <style:table-cell-properties fo:background-color="#b2b2b2" fo:border="0.74pt solid #000000" style:vertical-align="middle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/>
    </style:style>
    <style:style style:name="ce1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/>
    </style:style>
    <style:style style:name="ce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/>
    </style:style>
    <style:style style:name="ce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in"/>
      <style:text-properties style:font-name="Liberation Sans"/>
    </style:style>
    <style:style style:name="ce3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29" style:family="table-cell" style:parent-style-name="Default">
      <style:table-cell-properties style:text-align-source="value-type" style:repeat-content="false" fo:background-color="transparent" fo:border="0.74pt solid #000000"/>
      <style:paragraph-properties fo:margin-left="0in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U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16375" table:default-cell-style-name="ce13"/>
        <table:table-row table:style-name="ro1">
          <table:table-cell table:style-name="ce2" office:value-type="string" calcext:value-type="string">
            <text:p>PIN NUMBER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PIN TYPE</text:p>
          </table:table-cell>
          <table:table-cell table:style-name="ce2" office:value-type="string" calcext:value-type="string">
            <text:p>SIGNAL NAME</text:p>
          </table:table-cell>
          <table:table-cell table:style-name="ce2" office:value-type="string" calcext:value-type="string">
            <text:p>SIGNAL TYPE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DIRECTION (IAW STM32)</text:p>
          </table:table-cell>
          <table:table-cell table:style-name="ce2" office:value-type="string" calcext:value-type="string">
            <text:p>STM32 RESOURCE</text:p>
          </table:table-cell>
          <table:table-cell table:style-name="ce2" office:value-type="string" calcext:value-type="string">
            <text:p>COMMENTS</text:p>
          </table:table-cell>
          <table:table-cell table:number-columns-repeated="1637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2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2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PE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PE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PE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PE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VBAT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VBA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PC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6" office:value-type="string" calcext:value-type="string">
            <text:p>PC14-OSC32_IN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32K_OSC_MCU_IN</text:p>
          </table:table-cell>
          <table:table-cell table:style-name="ce18" office:value-type="string" calcext:value-type="string">
            <text:p>OSCILLATOR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32KHZ OSCILLATO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6" office:value-type="string" calcext:value-type="string">
            <text:p>PC15-OSC32_OUT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32K_OSC_MCU_OUT</text:p>
          </table:table-cell>
          <table:table-cell table:style-name="ce18" office:value-type="string" calcext:value-type="string">
            <text:p>OSCILLATOR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32KHZ OSCILLATO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6" office:value-type="string" calcext:value-type="string">
            <text:p>PF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EN_MCU_AMUX1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6" office:value-type="string" calcext:value-type="string">
            <text:p>PF1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0_MCU_AMUX1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6" office:value-type="string" calcext:value-type="string">
            <text:p>PF2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1_MCU_AMUX1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6" office:value-type="string" calcext:value-type="string">
            <text:p>PF3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EN_MCU_AMUX3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6" office:value-type="string" calcext:value-type="string">
            <text:p>PF4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0_MCU_AMUX3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6" office:value-type="string" calcext:value-type="string">
            <text:p>PF5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1_MCU_AMUX3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6" office:value-type="string" calcext:value-type="string">
            <text:p>PF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3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3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7" office:value-type="string" calcext:value-type="string">
            <text:p>PF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6" office:value-type="string" calcext:value-type="string">
            <text:p>PF8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0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0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16" office:value-type="string" calcext:value-type="string">
            <text:p>PF9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1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1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7" office:value-type="string" calcext:value-type="string">
            <text:p>PF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6" office:value-type="string" calcext:value-type="string">
            <text:p>PH0-OSC_IN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10MHZ_DIST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OSCILLATOR IN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7" office:value-type="string" calcext:value-type="string">
            <text:p>PH1-OSC_OUT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6" office:value-type="string" calcext:value-type="string">
            <text:p>Reset</text:p>
          </table:table-cell>
          <table:table-cell table:style-name="ce18" office:value-type="string" calcext:value-type="string">
            <text:p>GPIO_RST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NRST</text:p>
          </table:table-cell>
          <table:table-cell table:style-name="ce22" office:value-type="string" calcext:value-type="string">
            <text:p>SEND TO SWITCH THAT GNDS, NORMALLY PULLED UP TO VDD</text:p>
          </table:table-cell>
          <table:table-cell table:number-columns-repeated="3"/>
          <table:table-cell table:style-name="Default" table:number-columns-repeated="6"/>
          <table:table-cell table:number-columns-repeated="16366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6" office:value-type="string" calcext:value-type="string">
            <text:p>PC0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CS_MCU_FPGA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 office:value-type="string" calcext:value-type="string">
            <text:p>USED FOR SPI1 CHIP SELECT TO FPGA</text:p>
          </table:table-cell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MOSI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SPI2_MOSI</text:p>
          </table:table-cell>
          <table:table-cell table:style-name="ce22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16" office:value-type="string" calcext:value-type="string">
            <text:p>PC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MISO_FPGA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SPI2_MISO</text:p>
          </table:table-cell>
          <table:table-cell table:style-name="ce22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16" office:value-type="string" calcext:value-type="string">
            <text:p>PC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CS_MCU_FLASH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 office:value-type="string" calcext:value-type="string">
            <text:p>USED FOR SPI1 CHIP SELECT TO FLASH</text:p>
          </table:table-cell>
          <table:table-cell table:number-columns-repeated="16375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6" office:value-type="string" calcext:value-type="string">
            <text:p>VSSA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A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6" office:value-type="string" calcext:value-type="string">
            <text:p>VREF+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6" office:value-type="string" calcext:value-type="string">
            <text:p>VDDA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A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6" office:value-type="string" calcext:value-type="string">
            <text:p>PA0-WKUP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ANALOG_CAL-ADC_AMUX2_MCU</text:p>
          </table:table-cell>
          <table:table-cell table:style-name="ce18" office:value-type="string" calcext:value-type="string">
            <text:p>ANALOG</text:p>
          </table:table-cell>
          <table:table-cell table:style-name="ce18" office:value-type="string" calcext:value-type="string">
            <text:p>0V TO 3V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ADC1_IN0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7" office:value-type="string" calcext:value-type="string">
            <text:p>PA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16" office:value-type="string" calcext:value-type="string">
            <text:p>PA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UART_MCUTX_FTDIRX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USART2_TX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16" office:value-type="string" calcext:value-type="string">
            <text:p>PA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UART_FTDITX_MCURX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USART2_RX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16" office:value-type="string" calcext:value-type="string">
            <text:p>PA4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ANALOG_DAC1_MCU_AMUX1</text:p>
          </table:table-cell>
          <table:table-cell table:style-name="ce18" office:value-type="string" calcext:value-type="string">
            <text:p>ANALOG</text:p>
          </table:table-cell>
          <table:table-cell table:style-name="ce18" office:value-type="string" calcext:value-type="string">
            <text:p>0V TO 3V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DAC_OUT1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table:style-name="ce16" office:value-type="string" calcext:value-type="string">
            <text:p>PA5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ANALOG_DAC2_MCU_AMUX3</text:p>
          </table:table-cell>
          <table:table-cell table:style-name="ce18" office:value-type="string" calcext:value-type="string">
            <text:p>ANALOG</text:p>
          </table:table-cell>
          <table:table-cell table:style-name="ce18" office:value-type="string" calcext:value-type="string">
            <text:p>0V TO 3V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DAC_OUT2</text:p>
          </table:table-cell>
          <table:table-cell table:style-name="ce22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7" office:value-type="string" calcext:value-type="string">
            <text:p>PA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7" office:value-type="string" calcext:value-type="string">
            <text:p>PA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7" office:value-type="string" calcext:value-type="string">
            <text:p>PC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7" office:value-type="string" calcext:value-type="string">
            <text:p>PC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10"/>
          <table:table-cell table:number-columns-repeated="16363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7" office:value-type="string" calcext:value-type="string">
            <text:p>PB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7" office:value-type="string" calcext:value-type="string">
            <text:p>PB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2">
          <table:table-cell table:style-name="ce9" office:value-type="float" office:value="48" calcext:value-type="float">
            <text:p>48</text:p>
          </table:table-cell>
          <table:table-cell table:style-name="ce16" office:value-type="string" calcext:value-type="string">
            <text:p>PB2</text:p>
          </table:table-cell>
          <table:table-cell table:style-name="ce16" office:value-type="string" calcext:value-type="string">
            <text:p>I/O</text:p>
          </table:table-cell>
          <table:table-cell table:style-name="ce21" office:value-type="string" calcext:value-type="string">
            <text:p>GPIO_BOOT1_SW_MCU_3P3_L</text:p>
            <text:p>QSPI_CLK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21" office:value-type="string" calcext:value-type="string">
            <text:p>IN</text:p>
            <text:p>OUT</text:p>
          </table:table-cell>
          <table:table-cell table:style-name="ce21" office:value-type="string" calcext:value-type="string">
            <text:p>BOOT1</text:p>
            <text:p>QUADSPI_CLK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49" calcext:value-type="float">
            <text:p>49</text:p>
          </table:table-cell>
          <table:table-cell table:style-name="ce17" office:value-type="string" calcext:value-type="string">
            <text:p>PF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17" office:value-type="string" calcext:value-type="string">
            <text:p>PF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53" calcext:value-type="float">
            <text:p>53</text:p>
          </table:table-cell>
          <table:table-cell table:style-name="ce17" office:value-type="string" calcext:value-type="string">
            <text:p>PF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4" calcext:value-type="float">
            <text:p>54</text:p>
          </table:table-cell>
          <table:table-cell table:style-name="ce17" office:value-type="string" calcext:value-type="string">
            <text:p>PF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5" calcext:value-type="float">
            <text:p>55</text:p>
          </table:table-cell>
          <table:table-cell table:style-name="ce17" office:value-type="string" calcext:value-type="string">
            <text:p>PF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6" calcext:value-type="float">
            <text:p>56</text:p>
          </table:table-cell>
          <table:table-cell table:style-name="ce17" office:value-type="string" calcext:value-type="string">
            <text:p>PG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7" office:value-type="string" calcext:value-type="string">
            <text:p>PG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table:style-name="ce16" office:value-type="string" calcext:value-type="string">
            <text:p>PE7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CFG_DONE_FPGA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PIO_IN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table:style-name="ce16" office:value-type="string" calcext:value-type="string">
            <text:p>PE8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FPGARST_MCU_FPGA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table:style-name="ce16" office:value-type="string" calcext:value-type="string">
            <text:p>PE9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CLK_EN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table:style-name="ce16" office:value-type="string" calcext:value-type="string">
            <text:p>PE1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AMP-PD_MCU_AMP2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16" office:value-type="string" calcext:value-type="string">
            <text:p>PE11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EN_MCU_AMUX2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table:style-name="ce16" office:value-type="string" calcext:value-type="string">
            <text:p>PE12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_MCU_AMUX2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7" office:value-type="string" calcext:value-type="string">
            <text:p>PE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67" calcext:value-type="float">
            <text:p>67</text:p>
          </table:table-cell>
          <table:table-cell table:style-name="ce17" office:value-type="string" calcext:value-type="string">
            <text:p>PE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68" calcext:value-type="float">
            <text:p>68</text:p>
          </table:table-cell>
          <table:table-cell table:style-name="ce17" office:value-type="string" calcext:value-type="string">
            <text:p>PE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table:style-name="ce16" office:value-type="string" calcext:value-type="string">
            <text:p>PB10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SCLK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SPI2_SCK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70" calcext:value-type="float">
            <text:p>70</text:p>
          </table:table-cell>
          <table:table-cell table:style-name="ce17" office:value-type="string" calcext:value-type="string">
            <text:p>PB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71" calcext:value-type="float">
            <text:p>71</text:p>
          </table:table-cell>
          <table:table-cell table:style-name="ce16" office:value-type="string" calcext:value-type="string">
            <text:p>VCAP_1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9" office:value-type="float" office:value="72" calcext:value-type="float">
            <text:p>7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73" calcext:value-type="float">
            <text:p>73</text:p>
          </table:table-cell>
          <table:table-cell table:style-name="ce17" office:value-type="string" calcext:value-type="string">
            <text:p>PB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4" calcext:value-type="float">
            <text:p>74</text:p>
          </table:table-cell>
          <table:table-cell table:style-name="ce17" office:value-type="string" calcext:value-type="string">
            <text:p>PB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5" calcext:value-type="float">
            <text:p>75</text:p>
          </table:table-cell>
          <table:table-cell table:style-name="ce17" office:value-type="string" calcext:value-type="string">
            <text:p>PB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7" office:value-type="string" calcext:value-type="string">
            <text:p>PB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77" calcext:value-type="float">
            <text:p>77</text:p>
          </table:table-cell>
          <table:table-cell table:style-name="ce16" office:value-type="string" calcext:value-type="string">
            <text:p>PD8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RST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78" calcext:value-type="float">
            <text:p>78</text:p>
          </table:table-cell>
          <table:table-cell table:style-name="ce16" office:value-type="string" calcext:value-type="string">
            <text:p>PD9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FQ-UD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79" calcext:value-type="float">
            <text:p>79</text:p>
          </table:table-cell>
          <table:table-cell table:style-name="ce16" office:value-type="string" calcext:value-type="string">
            <text:p>PD1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W-CLK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80" calcext:value-type="float">
            <text:p>80</text:p>
          </table:table-cell>
          <table:table-cell table:style-name="ce17" office:value-type="string" calcext:value-type="string">
            <text:p>PD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1" calcext:value-type="float">
            <text:p>81</text:p>
          </table:table-cell>
          <table:table-cell table:style-name="ce17" office:value-type="string" calcext:value-type="string">
            <text:p>PD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2" calcext:value-type="float">
            <text:p>82</text:p>
          </table:table-cell>
          <table:table-cell table:style-name="ce17" office:value-type="string" calcext:value-type="string">
            <text:p>PD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85" calcext:value-type="float">
            <text:p>85</text:p>
          </table:table-cell>
          <table:table-cell table:style-name="ce17" office:value-type="string" calcext:value-type="string">
            <text:p>PD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6" calcext:value-type="float">
            <text:p>86</text:p>
          </table:table-cell>
          <table:table-cell table:style-name="ce17" office:value-type="string" calcext:value-type="string">
            <text:p>PD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7" calcext:value-type="float">
            <text:p>87</text:p>
          </table:table-cell>
          <table:table-cell table:style-name="ce17" office:value-type="string" calcext:value-type="string">
            <text:p>PG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8" calcext:value-type="float">
            <text:p>88</text:p>
          </table:table-cell>
          <table:table-cell table:style-name="ce17" office:value-type="string" calcext:value-type="string">
            <text:p>PG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9" calcext:value-type="float">
            <text:p>89</text:p>
          </table:table-cell>
          <table:table-cell table:style-name="ce17" office:value-type="string" calcext:value-type="string">
            <text:p>PG4</text:p>
          </table:table-cell>
          <table:table-cell table:style-name="ce17" office:value-type="string" calcext:value-type="string">
            <text:p>Input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0" calcext:value-type="float">
            <text:p>90</text:p>
          </table:table-cell>
          <table:table-cell table:style-name="ce17" office:value-type="string" calcext:value-type="string">
            <text:p>PG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table:style-name="ce16" office:value-type="string" calcext:value-type="string">
            <text:p>PG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NCS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QUADSPI_BK1_NCS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92" calcext:value-type="float">
            <text:p>92</text:p>
          </table:table-cell>
          <table:table-cell table:style-name="ce17" office:value-type="string" calcext:value-type="string">
            <text:p>PG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3" calcext:value-type="float">
            <text:p>93</text:p>
          </table:table-cell>
          <table:table-cell table:style-name="ce17" office:value-type="string" calcext:value-type="string">
            <text:p>PG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table:style-name="ce16" office:value-type="string" calcext:value-type="string">
            <text:p>VDDUSB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96" calcext:value-type="float">
            <text:p>96</text:p>
          </table:table-cell>
          <table:table-cell table:style-name="ce17" office:value-type="string" calcext:value-type="string">
            <text:p>PC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7" calcext:value-type="float">
            <text:p>97</text:p>
          </table:table-cell>
          <table:table-cell table:style-name="ce17" office:value-type="string" calcext:value-type="string">
            <text:p>PC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7" office:value-type="string" calcext:value-type="string">
            <text:p>PC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9" calcext:value-type="float">
            <text:p>99</text:p>
          </table:table-cell>
          <table:table-cell table:style-name="ce17" office:value-type="string" calcext:value-type="string">
            <text:p>PC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7" office:value-type="string" calcext:value-type="string">
            <text:p>PA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1" calcext:value-type="float">
            <text:p>101</text:p>
          </table:table-cell>
          <table:table-cell table:style-name="ce17" office:value-type="string" calcext:value-type="string">
            <text:p>PA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7" office:value-type="string" calcext:value-type="string">
            <text:p>PA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7" office:value-type="string" calcext:value-type="string">
            <text:p>PA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4" calcext:value-type="float">
            <text:p>104</text:p>
          </table:table-cell>
          <table:table-cell table:style-name="ce17" office:value-type="string" calcext:value-type="string">
            <text:p>PA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table:style-name="ce16" office:value-type="string" calcext:value-type="string">
            <text:p>PA1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M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JTAG_TMS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6" calcext:value-type="float">
            <text:p>106</text:p>
          </table:table-cell>
          <table:table-cell table:style-name="ce16" office:value-type="string" calcext:value-type="string">
            <text:p>VCAP_2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9" office:value-type="float" office:value="107" calcext:value-type="float">
            <text:p>107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8" calcext:value-type="float">
            <text:p>108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9" calcext:value-type="float">
            <text:p>109</text:p>
          </table:table-cell>
          <table:table-cell table:style-name="ce16" office:value-type="string" calcext:value-type="string">
            <text:p>PA14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CK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JTAG_TCK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table:style-name="ce16" office:value-type="string" calcext:value-type="string">
            <text:p>PA15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DI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JTAG_TDI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11" calcext:value-type="float">
            <text:p>111</text:p>
          </table:table-cell>
          <table:table-cell table:style-name="ce17" office:value-type="string" calcext:value-type="string">
            <text:p>PC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7" office:value-type="string" calcext:value-type="string">
            <text:p>PC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3" calcext:value-type="float">
            <text:p>113</text:p>
          </table:table-cell>
          <table:table-cell table:style-name="ce17" office:value-type="string" calcext:value-type="string">
            <text:p>PC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14" calcext:value-type="float">
            <text:p>114</text:p>
          </table:table-cell>
          <table:table-cell table:style-name="ce16" office:value-type="string" calcext:value-type="string">
            <text:p>PD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0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5" calcext:value-type="float">
            <text:p>115</text:p>
          </table:table-cell>
          <table:table-cell table:style-name="ce16" office:value-type="string" calcext:value-type="string">
            <text:p>PD1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1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6" calcext:value-type="float">
            <text:p>116</text:p>
          </table:table-cell>
          <table:table-cell table:style-name="ce16" office:value-type="string" calcext:value-type="string">
            <text:p>PD2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2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7" calcext:value-type="float">
            <text:p>117</text:p>
          </table:table-cell>
          <table:table-cell table:style-name="ce16" office:value-type="string" calcext:value-type="string">
            <text:p>PD3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3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8" calcext:value-type="float">
            <text:p>118</text:p>
          </table:table-cell>
          <table:table-cell table:style-name="ce16" office:value-type="string" calcext:value-type="string">
            <text:p>PD4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4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9" calcext:value-type="float">
            <text:p>119</text:p>
          </table:table-cell>
          <table:table-cell table:style-name="ce16" office:value-type="string" calcext:value-type="string">
            <text:p>PD5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5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21" calcext:value-type="float">
            <text:p>121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22" calcext:value-type="float">
            <text:p>122</text:p>
          </table:table-cell>
          <table:table-cell table:style-name="ce16" office:value-type="string" calcext:value-type="string">
            <text:p>PD6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6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23" calcext:value-type="float">
            <text:p>123</text:p>
          </table:table-cell>
          <table:table-cell table:style-name="ce16" office:value-type="string" calcext:value-type="string">
            <text:p>PD7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7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124" calcext:value-type="float">
            <text:p>124</text:p>
          </table:table-cell>
          <table:table-cell table:style-name="ce17" office:value-type="string" calcext:value-type="string">
            <text:p>PG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5" calcext:value-type="float">
            <text:p>125</text:p>
          </table:table-cell>
          <table:table-cell table:style-name="ce17" office:value-type="string" calcext:value-type="string">
            <text:p>PG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6" calcext:value-type="float">
            <text:p>126</text:p>
          </table:table-cell>
          <table:table-cell table:style-name="ce17" office:value-type="string" calcext:value-type="string">
            <text:p>PG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7" calcext:value-type="float">
            <text:p>127</text:p>
          </table:table-cell>
          <table:table-cell table:style-name="ce17" office:value-type="string" calcext:value-type="string">
            <text:p>PG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8" calcext:value-type="float">
            <text:p>128</text:p>
          </table:table-cell>
          <table:table-cell table:style-name="ce17" office:value-type="string" calcext:value-type="string">
            <text:p>PG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9" calcext:value-type="float">
            <text:p>129</text:p>
          </table:table-cell>
          <table:table-cell table:style-name="ce17" office:value-type="string" calcext:value-type="string">
            <text:p>PG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31" calcext:value-type="float">
            <text:p>131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32" calcext:value-type="float">
            <text:p>132</text:p>
          </table:table-cell>
          <table:table-cell table:style-name="ce17" office:value-type="string" calcext:value-type="string">
            <text:p>PG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3" calcext:value-type="float">
            <text:p>133</text:p>
          </table:table-cell>
          <table:table-cell table:style-name="ce16" office:value-type="string" calcext:value-type="string">
            <text:p>PB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DO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JTAG_TDO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7" office:value-type="string" calcext:value-type="string">
            <text:p>PB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35" calcext:value-type="float">
            <text:p>135</text:p>
          </table:table-cell>
          <table:table-cell table:style-name="ce17" office:value-type="string" calcext:value-type="string">
            <text:p>PB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6" calcext:value-type="float">
            <text:p>136</text:p>
          </table:table-cell>
          <table:table-cell table:style-name="ce16" office:value-type="string" calcext:value-type="string">
            <text:p>PB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I2C_SCL_MCU_POT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21" office:value-type="string" calcext:value-type="string">
            <text:p>I2C1_SCL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37" calcext:value-type="float">
            <text:p>137</text:p>
          </table:table-cell>
          <table:table-cell table:style-name="ce16" office:value-type="string" calcext:value-type="string">
            <text:p>PB7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I2C_SDA_MCU_POT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I2C1_SDA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38" calcext:value-type="float">
            <text:p>138</text:p>
          </table:table-cell>
          <table:table-cell table:style-name="ce16" office:value-type="string" calcext:value-type="string">
            <text:p>BOOT0</text:p>
          </table:table-cell>
          <table:table-cell table:style-name="ce16" office:value-type="string" calcext:value-type="string">
            <text:p>Boot</text:p>
          </table:table-cell>
          <table:table-cell table:style-name="ce18" office:value-type="string" calcext:value-type="string">
            <text:p>GPIO_BOOT0_SW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BOOT0</text:p>
          </table:table-cell>
          <table:table-cell table:style-name="ce16" office:value-type="string" calcext:value-type="string">
            <text:p>CHECK IF WE NEED TO PULL THIS HIGH OR IF IT’S PULLED INTERNALLY</text:p>
          </table:table-cell>
          <table:table-cell table:number-columns-repeated="16375"/>
        </table:table-row>
        <table:table-row table:style-name="ro1">
          <table:table-cell table:style-name="ce12" office:value-type="float" office:value="139" calcext:value-type="float">
            <text:p>139</text:p>
          </table:table-cell>
          <table:table-cell table:style-name="ce17" office:value-type="string" calcext:value-type="string">
            <text:p>PB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0" calcext:value-type="float">
            <text:p>140</text:p>
          </table:table-cell>
          <table:table-cell table:style-name="ce17" office:value-type="string" calcext:value-type="string">
            <text:p>PB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1" calcext:value-type="float">
            <text:p>141</text:p>
          </table:table-cell>
          <table:table-cell table:style-name="ce17" office:value-type="string" calcext:value-type="string">
            <text:p>PE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2" calcext:value-type="float">
            <text:p>142</text:p>
          </table:table-cell>
          <table:table-cell table:style-name="ce17" office:value-type="string" calcext:value-type="string">
            <text:p>PE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43" calcext:value-type="float">
            <text:p>143</text:p>
          </table:table-cell>
          <table:table-cell table:style-name="ce16" office:value-type="string" calcext:value-type="string">
            <text:p>PDR_ON</text:p>
          </table:table-cell>
          <table:table-cell table:style-name="ce16" office:value-type="string" calcext:value-type="string">
            <text:p>Reset</text:p>
          </table:table-cell>
          <table:table-cell table:style-name="ce18" office:value-type="string" calcext:value-type="string">
            <text:p>GPIO_PDRON_SW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 DOWN RESET</text:p>
          </table:table-cell>
          <table:table-cell table:style-name="ce16" office:value-type="string" calcext:value-type="string">
            <text:p>PULL UP TO VDD THROUGH 10K RES</text:p>
          </table:table-cell>
          <table:table-cell table:number-columns-repeated="16375"/>
        </table:table-row>
        <table:table-row table:style-name="ro1">
          <table:table-cell table:style-name="ce9" office:value-type="float" office:value="144" calcext:value-type="float">
            <text:p>144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PGA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11" table:default-cell-style-name="ce2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12" table:default-cell-style-name="ce8"/>
        <table:table-column table:style-name="co13" table:default-cell-style-name="ce10"/>
        <table:table-column table:style-name="co9" table:default-cell-style-name="ce11"/>
        <table:table-row table:style-name="ro1">
          <table:table-cell table:style-name="ce33" office:value-type="string" calcext:value-type="string">
            <text:p>PIN NUMBER</text:p>
          </table:table-cell>
          <table:table-cell table:style-name="ce33" office:value-type="string" calcext:value-type="string">
            <text:p>PIN NAME</text:p>
          </table:table-cell>
          <table:table-cell table:style-name="ce33" office:value-type="string" calcext:value-type="string">
            <text:p>PIN TYPE</text:p>
          </table:table-cell>
          <table:table-cell table:style-name="ce33" office:value-type="string" calcext:value-type="string">
            <text:p>SIGNAL NAME</text:p>
          </table:table-cell>
          <table:table-cell table:style-name="ce33" office:value-type="string" calcext:value-type="string">
            <text:p>SIGNAL TYPE</text:p>
          </table:table-cell>
          <table:table-cell table:style-name="ce33" office:value-type="string" calcext:value-type="string">
            <text:p>VOLTAGE</text:p>
          </table:table-cell>
          <table:table-cell table:style-name="ce33" office:value-type="string" calcext:value-type="string">
            <text:p>DIRECTION (IAW FPGA)</text:p>
          </table:table-cell>
          <table:table-cell table:style-name="ce33" office:value-type="string" calcext:value-type="string">
            <text:p>DIFFERNETIAL PAIR</text:p>
          </table:table-cell>
          <table:table-cell table:style-name="ce33" office:value-type="string" calcext:value-type="string">
            <text:p>FPGA BANK</text:p>
          </table:table-cell>
          <table:table-cell table:style-name="ce33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IO_2</text:p>
          </table:table-cell>
          <table:table-cell office:value-type="string" calcext:value-type="string">
            <text:p>VCCIO</text:p>
          </table:table-cell>
          <table:table-cell table:style-name="ce11"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COMP_of_IOB_8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IOB_6a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9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IOB_9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IOB_8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12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CC</text:p>
          </table:table-cell>
          <table:table-cell table:style-name="ce11"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IOB_13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CONFIG</text:p>
          </table:table-cell>
          <table:table-cell table:style-name="ce29" office:value-type="string" calcext:value-type="string">
            <text:p>GPIO_CFG_DONE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et_b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GPIO_FPGARST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(tied to SPI_VCCIO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B_16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B_18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B_23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IOB_20a</text:p>
          </table:table-cell>
          <table:table-cell office:value-type="string" calcext:value-type="string">
            <text:p>PIO</text:p>
          </table:table-cell>
          <table:table-cell table:style-name="ce30" office:value-type="string" calcext:value-type="string">
            <text:p>GPIO_DACCLK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B_25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B_22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SLEEP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 HIGH TO SLEEP, DAC HAS PULL DOWN CIRCUIT, 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4" office:value-type="string" calcext:value-type="string">
            <text:p>IOB_24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B_32a_SPI_SO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MISO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B_34a_SPI_SCK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SCLK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B_35b_SPI_SS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CS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B_33b_SPI_SI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MOSI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4" office:value-type="string" calcext:value-type="string">
            <text:p>IOB_31b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24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14" office:value-type="string" calcext:value-type="string">
            <text:p>IOB_29b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22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4" office:value-type="string" calcext:value-type="string">
            <text:p>IOB_25b_G3</text:p>
          </table:table-cell>
          <table:table-cell table:style-name="ce14" office:value-type="string" calcext:value-type="string">
            <text:p>DPIO/GBIN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14" office:value-type="string" calcext:value-type="string">
            <text:p>IOB_23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T_36b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I_Vccio1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T_37a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37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PP_2V5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2P5V_D</text:p>
          </table:table-cell>
          <table:table-cell office:value-type="string" calcext:value-type="string">
            <text:p>POWE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38b</text:p>
          </table:table-cell>
          <table:table-cell office:value-type="string" calcext:value-type="string">
            <text:p>VPP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T_36b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3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T_3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T_3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T_41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4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VCCPLL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COMP_of_IOT_43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42b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T_42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5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OT_43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6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45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CCIO_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OT_44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7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4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OT_46b_G0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CLK_10MHZ_DIST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4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0 as Global Clock Buffer I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T_4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8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51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T_45a_G1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GPIO_CLK_EN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T_50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9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GB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0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1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T_5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GB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2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T_4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T_51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B_2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T_4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B_4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14" office:value-type="string" calcext:value-type="string">
            <text:p>IOB_3b_G6</text:p>
          </table:table-cell>
          <table:table-cell table:style-name="ce14" office:value-type="string" calcext:value-type="string">
            <text:p>DPIO/GBIN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14" office:value-type="string" calcext:value-type="string">
            <text:p>IOB_5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3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14" office:value-type="string" calcext:value-type="string">
            <text:p>IOB_0a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5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14" office:value-type="string" calcext:value-type="string">
            <text:p>IOB_2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11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14" office:value-type="string" calcext:value-type="string">
            <text:p>IOB_4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10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11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11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11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te: PIO = Programmable IO, DPIO = Differntial PIO, GBIN = Global In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MCU.A1:MCU.I1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PGA.A1:FPGA.J5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22:35:35.8257262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6:44:34.319373361</meta:creation-date>
    <dc:date>2024-10-27T22:37:44.120038466</dc:date>
    <meta:editing-duration>PT10H32M5S</meta:editing-duration>
    <meta:editing-cycles>124</meta:editing-cycles>
    <meta:generator>LibreOffice/24.2.6.2$Linux_X86_64 LibreOffice_project/420$Build-2</meta:generator>
    <meta:document-statistic meta:table-count="2" meta:cell-count="1356" meta:object-count="0"/>
  </office:meta>
</office:document-meta>
</file>